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500000035AD54C98954837CA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RevisionHistory" style:family="table">
      <style:table-properties style:width="6.925in" table:align="margins"/>
    </style:style>
    <style:style style:name="RevisionHistory.A" style:family="table-column">
      <style:table-column-properties style:column-width="2.3083in" style:rel-column-width="21845*"/>
    </style:style>
    <style:style style:name="RevisionHistory.A1" style:family="table-cell" style:data-style-name="N10100">
      <style:table-cell-properties style:vertical-align="" fo:background-color="#000000" fo:padding="0in" fo:border-left="0.05pt solid #000000" fo:border-right="none" fo:border-top="0.05pt solid #000000" fo:border-bottom="none" style:writing-mode="page">
        <style:background-image/>
      </style:table-cell-properties>
    </style:style>
    <style:style style:name="RevisionHistory.B1" style:family="table-cell" style:data-style-name="N10100">
      <style:table-cell-properties style:vertical-align="" fo:background-color="#000000" fo:padding="0in" fo:border-left="none" fo:border-right="none" fo:border-top="0.05pt solid #000000" fo:border-bottom="none" style:writing-mode="page">
        <style:background-image/>
      </style:table-cell-properties>
    </style:style>
    <style:style style:name="RevisionHistory.C1" style:family="table-cell" style:data-style-name="N10100">
      <style:table-cell-properties style:vertical-align="" fo:background-color="#000000" fo:padding="0in" fo:border-left="none" fo:border-right="0.05pt solid #000000" fo:border-top="0.05pt solid #000000" fo:border-bottom="none" style:writing-mode="page">
        <style:background-image/>
      </style:table-cell-properties>
    </style:style>
    <style:style style:name="RevisionHistory.A2" style:family="table-cell" style:data-style-name="N10100">
      <style:table-cell-properties style:vertical-align="" fo:background-color="#ffffff" fo:padding="0in" fo:border-left="0.05pt solid #000000" fo:border-right="none" fo:border-top="none" fo:border-bottom="0.05pt solid #000000" style:writing-mode="page">
        <style:background-image/>
      </style:table-cell-properties>
    </style:style>
    <style:style style:name="RevisionHistory.B2" style:family="table-cell">
      <style:table-cell-properties style:vertical-align="" fo:background-color="#ffffff" fo:padding="0in" fo:border-left="none" fo:border-right="none" fo:border-top="none" fo:border-bottom="0.05pt solid #000000" style:writing-mode="page">
        <style:background-image/>
      </style:table-cell-properties>
    </style:style>
    <style:style style:name="RevisionHistory.C2" style:family="table-cell" style:data-style-name="N10000">
      <style:table-cell-properties style:vertical-align="" fo:background-color="#ffffff" fo:padding="0in" fo:border-left="none" fo:border-right="0.05pt solid #000000" fo:border-top="none" fo:border-bottom="0.05pt solid #000000" style:writing-mode="page">
        <style:background-image/>
      </style:table-cell-properties>
    </style:style>
    <style:style style:name="P1" style:family="paragraph" style:parent-style-name="Text_20_body">
      <style:text-properties officeooo:paragraph-rsid="004c85b0"/>
    </style:style>
    <style:style style:name="P2" style:family="paragraph" style:parent-style-name="Text_20_body">
      <style:text-properties officeooo:rsid="004fbb59" officeooo:paragraph-rsid="004fbb59"/>
    </style:style>
    <style:style style:name="P3" style:family="paragraph" style:parent-style-name="Text_20_body">
      <style:paragraph-properties fo:text-align="start" style:justify-single-word="false"/>
      <style:text-properties officeooo:rsid="004fbb59" officeooo:paragraph-rsid="004fbb59"/>
    </style:style>
    <style:style style:name="P4" style:family="paragraph" style:parent-style-name="Text_20_body">
      <style:text-properties officeooo:rsid="0051409a" officeooo:paragraph-rsid="0051409a"/>
    </style:style>
    <style:style style:name="P5" style:family="paragraph" style:parent-style-name="Title">
      <style:text-properties officeooo:rsid="000e3d3f" officeooo:paragraph-rsid="000e3d3f"/>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4c85b0" officeooo:paragraph-rsid="004c85b0"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center" style:justify-single-word="false"/>
      <style:text-properties fo:color="#ffffff" style:text-outline="false" style:text-line-through-style="none" style:text-line-through-type="none" style:font-name="Thorndale" fo:font-size="12pt" fo:font-style="italic" fo:text-shadow="none" style:text-underline-style="none" fo:font-weight="bold" officeooo:rsid="004c85b0" officeooo:paragraph-rsid="004c85b0" style:font-size-asian="12pt" style:font-style-asian="italic" style:font-weight-asian="bold" style:font-size-complex="12pt" style:font-style-complex="italic" style:font-weight-complex="bold" style:text-overline-style="none" style:text-overline-color="font-color"/>
    </style:style>
    <style:style style:name="P9"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style:font-name="Liberation Sans" fo:font-style="normal" officeooo:rsid="0051409a" officeooo:paragraph-rsid="0051409a" style:font-style-asian="normal" style:font-style-complex="normal"/>
    </style:style>
    <style:style style:name="P10" style:family="paragraph" style:parent-style-name="Text_20_body">
      <loext:graphic-properties draw:fill="none"/>
      <style:paragraph-properties fo:margin-left="0.5in" fo:margin-right="0in" fo:margin-top="0in" fo:margin-bottom="0.0972in" loext:contextual-spacing="false" fo:line-height="120%" fo:text-align="start" style:justify-single-word="false" fo:text-indent="0in" style:auto-text-indent="false" fo:background-color="transparent"/>
      <style:text-properties style:font-name="Liberation Sans" fo:font-style="normal" officeooo:rsid="0051409a" officeooo:paragraph-rsid="0051409a" style:font-style-asian="normal" style:font-style-complex="normal"/>
    </style:style>
    <style:style style:name="P11" style:family="paragraph" style:parent-style-name="Text_20_body">
      <style:paragraph-properties fo:text-align="start" style:justify-single-word="false"/>
      <style:text-properties fo:font-style="normal" officeooo:rsid="0051409a" officeooo:paragraph-rsid="0051409a" style:font-style-asian="normal" style:font-style-complex="normal"/>
    </style:style>
    <style:style style:name="P12" style:family="paragraph" style:parent-style-name="Text_20_body">
      <style:text-properties officeooo:rsid="0051b838" officeooo:paragraph-rsid="0051b838"/>
    </style:style>
    <style:style style:name="P13" style:family="paragraph" style:parent-style-name="Text_20_body" style:list-style-name="L1">
      <style:text-properties officeooo:rsid="0051b838" officeooo:paragraph-rsid="0051b838"/>
    </style:style>
    <style:style style:name="P14" style:family="paragraph" style:parent-style-name="Text_20_body" style:list-style-name="L2">
      <style:text-properties officeooo:rsid="0051b838" officeooo:paragraph-rsid="0051b838"/>
    </style:style>
    <style:style style:name="P15" style:family="paragraph" style:parent-style-name="Heading_20_1">
      <style:text-properties officeooo:rsid="000e3d3f" officeooo:paragraph-rsid="000e3d3f"/>
    </style:style>
    <style:style style:name="P16" style:family="paragraph" style:parent-style-name="Heading_20_1">
      <style:paragraph-properties fo:break-before="page"/>
      <style:text-properties officeooo:rsid="004c85b0" officeooo:paragraph-rsid="004c85b0"/>
    </style:style>
    <style:style style:name="P17" style:family="paragraph" style:parent-style-name="Heading_20_1">
      <style:paragraph-properties fo:break-before="page"/>
      <style:text-properties officeooo:rsid="0051b838" officeooo:paragraph-rsid="0051b838"/>
    </style:style>
    <style:style style:name="P18" style:family="paragraph" style:parent-style-name="Heading_20_2">
      <style:text-properties officeooo:rsid="0051b838" officeooo:paragraph-rsid="0051b838"/>
    </style:style>
    <style:style style:name="P19" style:family="paragraph" style:parent-style-name="Heading_20_2">
      <style:paragraph-properties fo:break-before="page"/>
      <style:text-properties officeooo:rsid="0051409a" officeooo:paragraph-rsid="0051409a"/>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4fbb5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Administrative</text:span>Budget User Guide</text:p>
      <text:h text:style-name="P15" text:outline-level="1">The Sectional Title Schemes Management <text:span text:style-name="T3">Act</text:span></text:h>
      <text:p text:style-name="P2">Under the Sectional Title Act, the Trustees of a Body Corporate had to prepare a budget in which they estimated the expenses that would be incurred in the next financial year. Those expenses could include day-to-day expenses such as utility costs (water, electricity and refuse collection), managing agent fees, insurance, premiums, etc. and infrequent, large cost items such as repainting or replacing fences or security systems.</text:p>
      <text:p text:style-name="P2">In 2016, the Sectional Title Schemes Management Act (STSMA) and Sectional Title Schemes Management Regulations (STSMR) came into effect. Under the STSMR, the Trustees need to present <text:span text:style-name="T1">two </text:span><text:span text:style-name="T2">budgets: An administrative budget and a reserve fund budget. The administrative budget describes the anticipated expenses for day-to-day expenses.</text:span></text:p>
      <text:p text:style-name="P3"><text:span text:style-name="T2">This user guide describes a simple spreadsheet for preparing the administrative budget. There is a separate spreadsheet for preparing a reserve fund budget that can be downloaded or cloned from </text:span><text:a xlink:type="simple" xlink:href="https://github.com/tokaivillas/ReserveFundBudget" text:style-name="Internet_20_link" text:visited-style-name="Visited_20_Internet_20_Link"><text:span text:style-name="T2">https://github.com/tokaivillas/ReserveFundBudget</text:span></text:a></text:p>
      <text:h text:style-name="P19" text:outline-level="2">Copyright, Disclaimers and Other Legal Stuff</text:h>
      <text:p text:style-name="P4">This spreadsheet is “free sofware” meaning that you are free to use it as you see fit at no cost. However the spreadsheet is licensed under the GNU Public License (GPL) version 3 meaning that if you extend the software in any way, you are obliged to release your changes under the same license conditions.</text:p>
      <text:p text:style-name="P4">Software inevitably has bugs and the GPL acknowledges this fact</text:p>
      <text:p text:style-name="P9">This program is distributed in the hope that it will be useful,</text:p>
      <text:p text:style-name="P10">but WITHOUT ANY WARRANTY; without even the implied warranty of</text:p>
      <text:p text:style-name="P10">MERCHANTABILITY or FITNESS FOR A PARTICULAR PURPOSE. <text:s/>See the</text:p>
      <text:p text:style-name="P10">GNU General Public License for more details.</text:p>
      <text:p text:style-name="P10"/>
      <text:p text:style-name="P11">Finally, the STSMR is a legal document and the creators of the spreadsheet are not lawyers but we've tried to interpret the requirements for drawing up an administrative budget in a reasonable way.</text:p>
      <text:h text:style-name="P17" text:outline-level="1">Preparing an Administrative Budget</text:h>
      <text:p text:style-name="P12">Preparing an administrative budget using this spreadsheet has two steps:</text:p>
      <text:list xml:id="list1264180806526517708" text:style-name="L1">
        <text:list-item>
          <text:p text:style-name="P13">Capturing the previous year's administrative expenses under various categories and sub-categories</text:p>
        </text:list-item>
        <text:list-item>
          <text:p text:style-name="P13">Using the previous year's expenses to project the current year's expenses</text:p>
        </text:list-item>
      </text:list>
      <text:p text:style-name="P12"/>
      <text:h text:style-name="P18" text:outline-level="2">Step 1: Recording the Previous Year's Expenses</text:h>
      <text:p text:style-name="P12">If you open the AdministrativeBudget.ods spreadsheet, you will see <text:s/>that it has four worksheets:</text:p>
      <text:list xml:id="list7635179308570986467" text:style-name="L2">
        <text:list-item>
          <text:p text:style-name="P14">An “About” worksheet</text:p>
        </text:list-item>
        <text:list-item>
          <text:p text:style-name="P14">A “Previous Year's Financials” spreadsheet</text:p>
        </text:list-item>
        <text:list-item>
          <text:p text:style-name="P14">A “Budget Planner” spreadsheet</text:p>
        </text:list-item>
        <text:list-item>
          <text:p text:style-name="P14">A “Budget Summary” spreadsheet</text:p>
        </text:list-item>
      </text:list>
      <text:p text:style-name="P12"/>
      <text:p text:style-name="P12"><draw:frame draw:style-name="fr1" draw:name="Image1" text:anchor-type="paragraph" svg:width="6.052in" svg:height="0.552in" draw:z-index="0"><draw:image xlink:href="Pictures/100000000000024500000035AD54C98954837CAA.png" xlink:type="simple" xlink:show="embed" xlink:actuate="onLoad"/></draw:frame></text:p>
      <text:p text:style-name="P12">The “About” spreadsheet contains the legal stuff governing the use of the spreadsheet. </text:p>
      <text:p text:style-name="P12"/>
      <text:h text:style-name="P16" text:outline-level="1">Revision History</text:h>
      <table:table table:name="RevisionHistory" table:style-name="RevisionHistory">
        <table:table-column table:style-name="RevisionHistory.A" table:number-columns-repeated="3"/>
        <table:table-row>
          <table:table-cell table:style-name="RevisionHistory.A1" office:value-type="float" office:value="0">
            <text:p text:style-name="P8">Version</text:p>
          </table:table-cell>
          <table:table-cell table:style-name="RevisionHistory.B1" office:value-type="float" office:value="0">
            <text:p text:style-name="P8">Date</text:p>
          </table:table-cell>
          <table:table-cell table:style-name="RevisionHistory.C1" office:value-type="float" office:value="0">
            <text:p text:style-name="P8">Changes</text:p>
          </table:table-cell>
        </table:table-row>
        <table:table-row>
          <table:table-cell table:style-name="RevisionHistory.A2" office:value-type="float" office:value="0">
            <text:p text:style-name="P7">1.0.0</text:p>
          </table:table-cell>
          <table:table-cell table:style-name="RevisionHistory.B2" office:value-type="string">
            <text:p text:style-name="P7"><text:span text:style-name="T3">May</text:span> 2017</text:p>
          </table:table-cell>
          <table:table-cell table:style-name="RevisionHistory.C2">
            <text:p text:style-name="P6"/>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5-14T08:54:08.659516293</dc:date>
    <meta:editing-duration>PT11H46M47S</meta:editing-duration>
    <meta:editing-cycles>52</meta:editing-cycles>
    <meta:generator>LibreOffice/5.0.6.2$Linux_X86_64 LibreOffice_project/00$Build-2</meta:generator>
    <meta:document-statistic meta:table-count="1" meta:image-count="1" meta:object-count="0" meta:page-count="4" meta:paragraph-count="30" meta:word-count="395" meta:character-count="2597" meta:non-whitespace-character-count="2235"/>
  </office:meta>
</office:document-meta>
</file>